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oe Bloggs</dc:creator>
            <dc:date>2010-06-23T11:00:00</dc:date>
          </delta:change-info>
        </delta:change-transaction>
        <delta:change-transaction delta:change-id="ct3">
          <delta:change-info>
            <dc:creator>Jane Doe</dc:creator>
            <dc:date>2010-06-23T12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, modify and delete an attribute</text:h>
      <text:p text:style-name="Text_20_body">In this example, the second item in the last list will have the folloing changes made:</text:p>
      <text:list text:style-name="L1">
        <text:list-item>
          <text:p text:style-name="P1">Item 2 will have it's numbering restarted (addition of text:start-value attribute)</text:p>
        </text:list-item>
        <text:list-item>
          <text:p text:style-name="P1">The number of item 2 will be changed to 3 (modification of the text:start-value attribute)</text:p>
        </text:list-item>
        <text:list-item>
          <text:p text:style-name="P1">The item will be changed bak to its normal value (deletion of text:start-value attribute)</text:p>
        </text:list-item>
      </text:list>
      <text:p text:style-name="Text_20_body">The changes will be made to the following list</text:p>
      <text:list text:style-name="L1">
        <text:list-item text:start-value="1">
          <text:p text:style-name="P1">Item 1</text:p>
        </text:list-item>
        <text:list-item ac:change001="ct1,insert,text:start-value" ac:change002="ct2,modify,text:start-value,1" ac:change003="ct3,remove,text:start-value,3">
          <text:p text:style-name="P1">Item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13:37:59</meta:creation-date>
    <dc:date>2010-06-25T13:43:50</dc:date>
    <dc:creator>Tristan Mitchell</dc:creator>
    <meta:editing-duration>PT00H02M40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8" meta:word-count="80" meta:character-count="450"/>
  </office:meta>
</office:document-meta>
</file>